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style:text-properties fo:font-weight="normal" officeooo:rsid="004f949b" officeooo:paragraph-rsid="008e32e5" style:font-weight-asian="normal" style:font-weight-complex="normal"/>
    </style:style>
    <style:style style:name="P11" style:family="paragraph" style:parent-style-name="Standard">
      <style:paragraph-properties fo:text-align="justify" style:justify-single-word="false"/>
      <style:text-properties fo:font-weight="normal" officeooo:rsid="004f949b" officeooo:paragraph-rsid="00928f8b"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5b25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5b255" officeooo:paragraph-rsid="0086f6e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936371" officeooo:paragraph-rsid="00953a47"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16f41" officeooo:paragraph-rsid="00a16f41" style:font-size-asian="12pt" style:font-size-complex="12pt"/>
    </style:style>
    <style:style style:name="P1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2dcb2" officeooo:paragraph-rsid="00a2dcb2"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a16f41"/>
    </style:style>
    <style:style style:name="P2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82dccb" officeooo:paragraph-rsid="0082dccb"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a91462" officeooo:paragraph-rsid="00a91462"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color="#000000" style:font-name="Liberation Serif" fo:font-size="12pt" fo:font-weight="bold" officeooo:rsid="008973c2" officeooo:paragraph-rsid="008973c2"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0000" style:font-name="Liberation Serif" fo:font-size="12pt" fo:font-weight="bold" officeooo:rsid="00a6bda5" officeooo:paragraph-rsid="00a6bda5"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36"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37"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38"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39"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40"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41" style:family="paragraph" style:parent-style-name="Standard">
      <style:paragraph-properties fo:text-align="justify" style:justify-single-word="false"/>
      <style:text-properties fo:color="#000000" style:font-name="Liberation Serif" fo:font-size="12pt" officeooo:rsid="009d4913" officeooo:paragraph-rsid="009d4913" style:font-size-asian="12pt" style:font-size-complex="12pt"/>
    </style:style>
    <style:style style:name="P42" style:family="paragraph" style:parent-style-name="Standard">
      <style:paragraph-properties fo:text-align="justify" style:justify-single-word="false"/>
      <style:text-properties fo:color="#000000" style:font-name="Liberation Serif" fo:font-size="12pt" officeooo:rsid="009e0a2f" officeooo:paragraph-rsid="009e0a2f" style:font-size-asian="12pt" style:font-size-complex="12pt"/>
    </style:style>
    <style:style style:name="P43"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Liberation Serif" fo:font-size="12pt" fo:font-weight="normal" officeooo:rsid="00335c51" officeooo:paragraph-rsid="003423e7"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fo:font-weight="normal" officeooo:rsid="0040b3d4" officeooo:paragraph-rsid="00425fb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Liberation Serif" fo:font-size="12pt" fo:font-weight="normal" officeooo:rsid="008973c2" officeooo:paragraph-rsid="008c42b7"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Liberation Serif" fo:font-size="12pt" fo:font-weight="normal" officeooo:rsid="008c42b7" officeooo:paragraph-rsid="008d3184"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Liberation Serif" fo:font-size="12pt" fo:font-weight="normal" officeooo:rsid="00970d67" officeooo:paragraph-rsid="009ae6d7"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Liberation Serif" fo:font-size="12pt" fo:font-weight="normal" officeooo:rsid="0097f5ac" officeooo:paragraph-rsid="009ae6d7"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Liberation Serif" fo:font-size="12pt" fo:font-weight="normal" officeooo:rsid="00a6bda5" officeooo:paragraph-rsid="00a6bda5"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style:font-name="Liberation Serif" fo:font-size="12pt" style:text-underline-style="none" fo:font-weight="bold" officeooo:rsid="003f9766" officeooo:paragraph-rsid="003f9766" style:font-size-asian="12pt" style:font-weight-asian="bold" style:font-size-complex="12pt" style:font-weight-complex="bold"/>
    </style:style>
    <style:style style:name="P82" style:family="paragraph" style:parent-style-name="Standard">
      <style:paragraph-properties fo:text-align="justify" style:justify-single-word="false"/>
      <style:text-properties officeooo:paragraph-rsid="00ad057b"/>
    </style:style>
    <style:style style:name="P83"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84"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85"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86"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87" style:family="paragraph" style:parent-style-name="Standard">
      <style:paragraph-properties fo:text-align="justify" style:justify-single-word="false" fo:break-before="page"/>
      <style:text-properties fo:color="#000000" style:font-name="Liberation Serif" fo:font-size="12pt" fo:font-weight="bold" officeooo:rsid="0032a3c9" officeooo:paragraph-rsid="0032a3c9" style:font-size-asian="12pt" style:font-weight-asian="bold" style:font-size-complex="12pt" style:font-weight-complex="bold"/>
    </style:style>
    <style:style style:name="P88"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89" style:family="paragraph" style:parent-style-name="Standard">
      <style:paragraph-properties fo:text-align="justify" style:justify-single-word="false" fo:break-before="page"/>
      <style:text-properties fo:color="#000000" style:font-name="Liberation Serif" fo:font-size="12pt" fo:font-weight="bold" officeooo:rsid="00970d67" officeooo:paragraph-rsid="00970d67" style:font-size-asian="12pt" style:font-weight-asian="bold" style:font-size-complex="12pt" style:font-weight-complex="bold"/>
    </style:style>
    <style:style style:name="P90" style:family="paragraph" style:parent-style-name="Standard">
      <style:paragraph-properties fo:text-align="justify" style:justify-single-word="false" fo:break-before="page"/>
      <style:text-properties fo:color="#000000" style:font-name="Liberation Serif" fo:font-size="12pt" fo:font-weight="bold" officeooo:rsid="00a16f41" officeooo:paragraph-rsid="00a16f41" style:font-size-asian="12pt" style:font-weight-asian="bold" style:font-size-complex="12pt" style:font-weight-complex="bold"/>
    </style:style>
    <style:style style:name="P91"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92"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808638" officeooo:paragraph-rsid="00808638" style:font-size-asian="12pt" style:font-weight-asian="bold" style:font-size-complex="12pt" style:font-weight-complex="bold"/>
    </style:style>
    <style:style style:name="P9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c1335" officeooo:paragraph-rsid="00abfd74"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c1335" officeooo:paragraph-rsid="00ad057b"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d057b" officeooo:paragraph-rsid="00ad057b"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91462" officeooo:paragraph-rsid="00afc4f2" style:font-size-asian="12pt" style:font-size-complex="12pt"/>
    </style:style>
    <style:style style:name="P9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size-complex="12pt"/>
    </style:style>
    <style:style style:name="P9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size-complex="12pt"/>
    </style:style>
    <style:style style:name="T1" style:family="text">
      <style:text-properties officeooo:rsid="000a1a57"/>
    </style:style>
    <style:style style:name="T2" style:family="text">
      <style:text-properties officeooo:rsid="000bb0eb"/>
    </style:style>
    <style:style style:name="T3" style:family="text">
      <style:text-properties officeooo:rsid="000c8052"/>
    </style:style>
    <style:style style:name="T4" style:family="text">
      <style:text-properties style:text-underline-style="none"/>
    </style:style>
    <style:style style:name="T5" style:family="text">
      <style:text-properties officeooo:rsid="000dc749"/>
    </style:style>
    <style:style style:name="T6" style:family="text">
      <style:text-properties officeooo:rsid="0010372c"/>
    </style:style>
    <style:style style:name="T7" style:family="text">
      <style:text-properties officeooo:rsid="0011d2dc"/>
    </style:style>
    <style:style style:name="T8" style:family="text">
      <style:text-properties officeooo:rsid="00131b95"/>
    </style:style>
    <style:style style:name="T9" style:family="text">
      <style:text-properties officeooo:rsid="001a20e3"/>
    </style:style>
    <style:style style:name="T10" style:family="text">
      <style:text-properties officeooo:rsid="002a4927"/>
    </style:style>
    <style:style style:name="T11" style:family="text">
      <style:text-properties officeooo:rsid="002a85b8"/>
    </style:style>
    <style:style style:name="T12" style:family="text">
      <style:text-properties officeooo:rsid="002ce814"/>
    </style:style>
    <style:style style:name="T13" style:family="text">
      <style:text-properties officeooo:rsid="002ed962"/>
    </style:style>
    <style:style style:name="T14" style:family="text">
      <style:text-properties officeooo:rsid="0031da54"/>
    </style:style>
    <style:style style:name="T15" style:family="text">
      <style:text-properties officeooo:rsid="003d822e"/>
    </style:style>
    <style:style style:name="T16" style:family="text">
      <style:text-properties officeooo:rsid="0040d06a"/>
    </style:style>
    <style:style style:name="T17" style:family="text">
      <style:text-properties fo:font-variant="normal" fo:text-transform="none" fo:color="#000000" style:font-name="Liberation Serif" fo:font-size="12pt" fo:letter-spacing="normal" fo:font-style="normal" officeooo:rsid="004faeb3" style:font-size-asian="12pt" style:font-size-complex="12pt"/>
    </style:style>
    <style:style style:name="T18" style:family="text">
      <style:text-properties fo:font-variant="normal" fo:text-transform="none" fo:color="#000000" style:font-name="Liberation Serif" fo:font-size="12pt" fo:letter-spacing="normal" fo:font-style="normal" officeooo:rsid="00517429" style:font-size-asian="12pt" style:font-size-complex="12pt"/>
    </style:style>
    <style:style style:name="T19" style:family="text">
      <style:text-properties fo:font-variant="normal" fo:text-transform="none" fo:color="#000000" style:font-name="Liberation Serif" fo:font-size="12pt" fo:letter-spacing="normal" fo:font-style="normal" officeooo:rsid="0052cbc4" style:font-size-asian="12pt" style:font-size-complex="12pt"/>
    </style:style>
    <style:style style:name="T20"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8fe6f8"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928f8b"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8e32e5"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normal" fo:font-weight="normal" officeooo:rsid="00ad057b"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8"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2"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3" style:family="text">
      <style:text-properties fo:font-variant="normal" fo:text-transform="none" fo:letter-spacing="normal" fo:font-style="normal" officeooo:rsid="007de50e"/>
    </style:style>
    <style:style style:name="T54" style:family="text">
      <style:text-properties officeooo:rsid="0070278f"/>
    </style:style>
    <style:style style:name="T55" style:family="text">
      <style:text-properties officeooo:rsid="007683cc"/>
    </style:style>
    <style:style style:name="T56" style:family="text">
      <style:text-properties fo:font-weight="bold" style:font-weight-asian="bold" style:font-weight-complex="bold"/>
    </style:style>
    <style:style style:name="T57" style:family="text">
      <style:text-properties officeooo:rsid="007a5799"/>
    </style:style>
    <style:style style:name="T58" style:family="text">
      <style:text-properties officeooo:rsid="007ada2d"/>
    </style:style>
    <style:style style:name="T59" style:family="text">
      <style:text-properties fo:color="#000000" style:font-name="Liberation Serif" fo:font-size="12pt" style:font-size-asian="12pt" style:font-size-complex="12pt"/>
    </style:style>
    <style:style style:name="T60" style:family="text">
      <style:text-properties fo:color="#000000" style:font-name="Liberation Serif" fo:font-size="12pt" officeooo:rsid="00517429" style:font-size-asian="12pt" style:font-size-complex="12pt"/>
    </style:style>
    <style:style style:name="T61" style:family="text">
      <style:text-properties officeooo:rsid="0085b255"/>
    </style:style>
    <style:style style:name="T62" style:family="text">
      <style:text-properties officeooo:rsid="008a5fc4"/>
    </style:style>
    <style:style style:name="T63" style:family="text">
      <style:text-properties officeooo:rsid="008d3184"/>
    </style:style>
    <style:style style:name="T64" style:family="text">
      <style:text-properties officeooo:rsid="00953a47"/>
    </style:style>
    <style:style style:name="T65" style:family="text">
      <style:text-properties officeooo:rsid="0095a948"/>
    </style:style>
    <style:style style:name="T66" style:family="text">
      <style:text-properties officeooo:rsid="0097f5ac"/>
    </style:style>
    <style:style style:name="T67" style:family="text">
      <style:text-properties officeooo:rsid="009fae23" style:font-size-asian="12pt" style:font-weight-asian="normal" style:font-size-complex="12pt" style:font-weight-complex="normal"/>
    </style:style>
    <style:style style:name="T68" style:family="text">
      <style:text-properties officeooo:rsid="00a16f41" style:font-size-asian="12pt" style:font-weight-asian="normal" style:font-size-complex="12pt" style:font-weight-complex="normal"/>
    </style:style>
    <style:style style:name="T69" style:family="text">
      <style:text-properties officeooo:rsid="00a34fe4" style:font-size-asian="12pt" style:font-weight-asian="normal" style:font-size-complex="12pt" style:font-weight-complex="normal"/>
    </style:style>
    <style:style style:name="T70" style:family="text">
      <style:text-properties style:font-name="Liberation Serif" officeooo:rsid="00a16f41" style:font-size-asian="12pt" style:font-weight-asian="normal" style:font-size-complex="12pt" style:font-weight-complex="normal"/>
    </style:style>
    <style:style style:name="T71" style:family="text">
      <style:text-properties style:font-name="Liberation Serif" style:font-size-asian="12pt" style:font-size-complex="12pt"/>
    </style:style>
    <style:style style:name="T72" style:family="text">
      <style:text-properties style:font-name="Liberation Serif" officeooo:rsid="00a16f41" style:font-size-asian="12pt" style:font-size-complex="12pt"/>
    </style:style>
    <style:style style:name="T73" style:family="text">
      <style:text-properties officeooo:rsid="00a97f29"/>
    </style:style>
    <style:style style:name="T74" style:family="text">
      <style:text-properties style:font-weight-asian="normal" style:font-weight-complex="normal"/>
    </style:style>
    <style:style style:name="T75" style:family="text">
      <style:text-properties officeooo:rsid="00a97f29" style:font-weight-asian="normal" style:font-weight-complex="normal"/>
    </style:style>
    <style:style style:name="T76" style:family="text">
      <style:text-properties officeooo:rsid="00aa9eac" style:font-weight-asian="normal" style:font-weight-complex="normal"/>
    </style:style>
    <style:style style:name="T77" style:family="text">
      <style:text-properties officeooo:rsid="00abfd74" style:font-weight-asian="normal" style:font-weight-complex="normal"/>
    </style:style>
    <style:style style:name="T78" style:family="text">
      <style:text-properties officeooo:rsid="00ac1335" style:font-weight-asian="normal" style:font-weight-complex="normal"/>
    </style:style>
    <style:style style:name="T79" style:family="text">
      <style:text-properties officeooo:rsid="00afc4f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treszczenie</text:p>
      <text:p text:style-name="P41">W pracy przedstawiono wersję deweloperską systemu zarządzania treścią witryny internetowej „TrainCMS”. W trakcie pracy zaimplementowano publikowanie artykułów, kategoryzację, wyświetlanie listy kategorii na pasku nawigacji, kalendarz wydarzeń oraz kanał RSS.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41"/>
      <text:p text:style-name="P41">Zaimplementowano panel administratora do zarządzania artykułami, kategoriami, komentarzami, tagami, użytkownikami i kalendarzem, zakładkami, komponentami strony głównej oraz do podglądu statystyk.</text:p>
      <text:p text:style-name="P41"/>
      <text:p text:style-name="P41">Do implementacji użyto technologie takie jak Ruby, Ruby on Rails, ZURB Foundation, jQuery Turbolinks, Plataformatec Devise, CarrierWave, RMagick, reCAPTCHA, CKEditor, Chartkick, Prawn, RSS.</text:p>
      <text:p text:style-name="P35"/>
      <text:p text:style-name="P23">Keywords</text:p>
      <text:p text:style-name="P35">cms, ruby on rails, calendar, comments, tags</text:p>
      <text:p text:style-name="P35"/>
      <text:p text:style-name="P23">Wstęp</text:p>
      <text:p text:style-name="P42">Podczas kilkuletniej pracy z najpopularniejszymi aplikacjami w tej kategorii, takimi jak Joomla i WordPress nabyłem doświadczenie oraz swój pogląd na to jak ma wyglądać system zarządzania treścią (ang. Content Managment System, CMS). Naturalnym stało się więc stworzenie własnego systemu, przy okazji prezentując jak najszerszą część umiejętności nabytych w trakcie trwania studiów.</text:p>
      <text:p text:style-name="P42"/>
      <text:p text:style-name="P42">Istniejące systemy są często wybierane między innymi przez lokalne serwisy informacyjne, przedsiębiorstwa i instytucje, dlatego w swoim systemie zawarłem funkcjonalności, które na pewno przydadzą się różnym podmiotom w skutecznym zaistnieniu w Internecie.</text:p>
      <text:p text:style-name="P42"/>
      <text:p text:style-name="P42">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36"/>
      <text:p text:style-name="P24"/>
      <text:p text:style-name="P84">Wstęp i opis problemu</text:p>
      <text:p text:style-name="P25">Porównanie dostępnych rozwiązań,</text:p>
      <text:p text:style-name="P43">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44"/>
      <text:p text:style-name="P25">Joomla,</text:p>
      <text:p text:style-name="P45">Joomla jest to system zarządzania treścią, napisany w języku PHP, wykorzystujący do swojego działania system zarządzania bazą danych MySQL,<text:span text:style-name="T5"> rozpowszechniany na licencji GPL i jest dostępny bezpłatnie. </text:span>Nazwa Joomla w języku suahili oznacza razem. <text:s text:c="2"/></text:p>
      <text:p text:style-name="P46">System ten oferuję obsługę wielu kont użytkownika, wyszukiwarkę <text:span text:style-name="T9">zaimplementowaną </text:span>w User Interface, tworzenie wydruk<text:span text:style-name="T9">ów</text:span> artykuł<text:span text:style-name="T9">ów</text:span>, dołączanie ilustracji do artykułu, <text:span text:style-name="T2">komentowanie artykułów przez niezalogowanych użytkowników.</text:span> <text:span text:style-name="T1">Wymienione</text:span> funkcjonalności pokrywają się <text:span text:style-name="T1">z możliwościami </text:span>stworzo<text:span text:style-name="T1">nego</text:span> przeze mnie <text:span text:style-name="T1">systemu</text:span>. </text:p>
      <text:p text:style-name="P47">TrainCMS posiada także inne możliwości, których nie oferuję Joomla w wersji <text:span text:style-name="T1">podstawowej</text:span>, jest to kalendarz wydarzeń, dodawani<text:span text:style-name="T1">e</text:span> załączników, generowanie dokumentów pdf z<text:span text:style-name="T1">awierających</text:span> artykuł<text:span text:style-name="T1">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48">Znajdziemy także w Joomli takie funkcję, których nie posiada mój system. <text:span text:style-name="T4">Jednym</text:span> z takich rozwiązań jest tworzenie zagnieżdżonej struktury menu w formie drzewiastej. <text:span text:style-name="T3">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45"/>
      <text:p text:style-name="P25">WordPress,</text:p>
      <text:p text:style-name="P37">WordPress jest systemem zarządzania treścią napisanym w języku PHP, wykorzystujący systemem zarządzania bazą danych MySQL <text:span text:style-name="T6">i jest dystrybuowany na licencji GPL i dostępny bezpłatnie. </text:span></text:p>
      <text:p text:style-name="P38">System WordPress jest zdecydowanie mniej rozbudowany w porównaniu do Joomli. <text:span text:style-name="T7">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46"><text:span text:style-name="T9">W </text:span>TrainCMS <text:span text:style-name="T9">znajdziemy</text:span> także inne możliwości, których nie oferuję <text:span text:style-name="T9">WordPress</text:span> w wersji <text:span text:style-name="T1">podstawowej</text:span>, jest to kalendarz wydarzeń, dodawani<text:span text:style-name="T1">e</text:span> załączników, generowanie dokumentów pdf z<text:span text:style-name="T1">awierających</text:span> artykuł<text:span text:style-name="T1">y oraz karuzela ilustracji wyróżnionych artykułów. Natomiast niektóre z rozwiązań zostały rozszerzone względem Joomli są to komentarze, które w projekcie TrainCMS rejestrują adres IP komentującego. </text:span></text:p>
      <text:p text:style-name="P39">Należy w tym miejscu wspomnieć, że główną funkcjonalnością WordPress jest łatwość instalacji i zmiany wielu dostępnych szablonów strony. <text:span text:style-name="T8">WordPress jest produktem z utartą pozycja na rynku systemów zarządzania treścią, który podobnie jak Joomla jest tworzony przez zespół programistów z całego świata. Witryny obsługiwane przez WordPress to głównie blogi. </text:span></text:p>
      <text:p text:style-name="P40"/>
      <text:p text:style-name="P26"/>
      <text:p text:style-name="P85">Możliwości zastosowania praktycznego,</text:p>
      <text:p text:style-name="P49">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50"/>
      <text:p text:style-name="P26">strona wizytówka,</text:p>
      <text:p text:style-name="P51">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52"/>
      <text:p text:style-name="P26">internetowe portfolio,</text:p>
      <text:p text:style-name="P51">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53"/>
      <text:p text:style-name="P26">serwis informacyjny,</text:p>
      <text:p text:style-name="P51">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51"/>
      <text:p text:style-name="P86">Architektura rozwiązania – Ruby on Rails</text:p>
      <text:p text:style-name="P54">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54"/>
      <text:p text:style-name="P27">Artykuły i Kategorie</text:p>
      <text:p text:style-name="P55">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1">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57"/>
      <text:p text:style-name="P57">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2">Istnieje również taki atrybut jak znacznik strony głównej który określa to czy artykuły przypisane do kategorii będą wyświetlane na stronie głównej. Do strony głównej może być przypisane kilka kategorii. </text:span></text:p>
      <text:p text:style-name="P57"/>
      <text:p text:style-name="P28">Komentarze</text:p>
      <text:p text:style-name="P58">Do każdego artykułu możemy dodawać nie długie komentarze. <text:span text:style-name="T13">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58"/>
      <text:p text:style-name="P29">Tagi</text:p>
      <text:p text:style-name="P59">W celu dodatkowej kategoryzacji oraz łatwiejszego znajdowania poszukiwanych przez odwiedzających treści zaimplementowano tagi artykułów. Po utworzeniu artykułu <text:span text:style-name="T14">możemy przejść do formularza dodawania tagów, w którym za pomocą listy rozwijanej wybieramy dopasowane tagi, w tym samym miejscu, jeżeli nie znajdziemy poszukiwanych przez nas tagów, możemy dodać swój tag i go przydzielić do artykułu. </text:span></text:p>
      <text:p text:style-name="P87">Kalendarz wydarzeń</text:p>
      <text:p text:style-name="P60">Zaimplementowany został również kalendarz wydarzeń, który wyświetla dodane wydarzenia w formie klasycznego kalendarza ściennego podzielonego na miesiące. Każde wydarzenie, częściowo na wzór artykułu, posiada atrybuty takie jak <text:span text:style-name="T10">tytuł, treść, </text:span>termin wydarzenia,<text:span text:style-name="T10"> ilustrację, znacznik aktywności, znacznik wyróżnienia, liczbę wyświetleń </text:span>oraz<text:span text:style-name="T10">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ównej. </text:span></text:p>
      <text:p text:style-name="P60"/>
      <text:p text:style-name="P56">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60"/>
      <text:p text:style-name="P81">Zakładki</text:p>
      <text:p text:style-name="P62">W celu uporządkowania statycznych informacji prezentowanych na stronie <text:span text:style-name="T16">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61"/>
      <text:p text:style-name="P30">Strona <text:span text:style-name="T15">g</text:span>łówna</text:p>
      <text:p text:style-name="P75">Strona <text:span text:style-name="T15">g</text:span>łówna może zostać skonfigurowana dwojako. Pierwszy sposób polega na wyświetlaniu listy artykułów oraz jej stronicowaniu za pomocą Gema will_paginate. <text:span text:style-name="T15">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75"/>
      <text:p text:style-name="P33">Nawigacja</text:p>
      <text:p text:style-name="P76">Nawigacja po stronie zrealizowana jest za pomocą dwóch pasków nawigacji, górnego i dolnego. </text:p>
      <text:p text:style-name="P76"/>
      <text:p text:style-name="P76">Na górnym pasku znajdziemy odnośniki do strony głównej, wszystkich kategorii oznaczonych jako te, które mają się znaleźć na pasku, zakładek, które podobnie jak kategorie muszą być oznaczone jako dostępne z poziomu paska nawigacji. <text:span text:style-name="T62">Znajduje się tam również odnośnik do kalendarza wydarzeń oraz wyszukiwarki artykułów.</text:span></text:p>
      <text:p text:style-name="P76"/>
      <text:p text:style-name="P77">Natomiast na dolnym pasku nawigacji zwanym stópką, znajduję się w widoku dla niezalogowanych użytkowników klauzula Copyright, odnośnik do planszy pod tytułem „o projekcie”, odnośnik do prostej pomocy oraz odnośnik do panelu logowania. Po zalogowaniu z uprawnieniami redaktora znajdziemy dodatkowo odnośnik do statystyk, natomiast po zalogowaniu z uprawnieniami administratora zyskamy odnośnik do zaplecza. Dla wszystkich zalogowanych na prawym końcu dolnego paska nawigacji znajduje się <text:span text:style-name="T63">odnośnik do panelu zmiany hasła oraz</text:span> przycisk wylogowania.</text:p>
      <text:p text:style-name="P89">RSS</text:p>
      <text:p text:style-name="P78">Kolejną zaimplementowaną w systemie funkcjonalnością jest agregator kanału rss. <text:span text:style-name="T66">Dzięki temu fani witryny mogą dodać sobie link rss do swojego czytnika i mieć dostęp do najnowszych informacja publikowanych na stronie zawsze pod ręką. </text:span></text:p>
      <text:p text:style-name="P78"/>
      <text:p text:style-name="P79">Implementacja polegała na stworzeniu dwóch plików, jednego w standardzie atom i jednego w standardzie rss. Następnie wypełnieniu ich kodem wyświetlającym tytuł artykułu, nagłówek, autora oraz odnośnik do pełnej treści artykułu. Oba pliki zostały zwalidowane i są w pełni zgodne z obowiązującymi wersjami obu standardów.</text:p>
      <text:p text:style-name="P79"/>
      <text:p text:style-name="P34">MIT License</text:p>
      <text:p text:style-name="P80">Jest to jedna z najmniej rozbudowanych licencji oprogramowania i zarazem jest jedna z najbardziej liberalnych. Umożliwia nieograniczone prawo do użytkowania, kopiowania, modyfikowania i publikacji, również sprzedaży wersji pierwotnej bądź zmodyfikowanej oprogramowania. Jedynym wymaganiem jest umieszczenie informacji o autorze i licencji.</text:p>
      <text:p text:style-name="P88">ZURB Foundation</text:p>
      <text:p text:style-name="P63">ZURB Foundation jest responsywnym frameworkiem frontendu. Został stworzony w 2011 roku i dystrybuowany jest na licencji MIT License. W systemie TrainCMS odpowiada za frontend. </text:p>
      <text:p text:style-name="P63"/>
      <text:p text:style-name="P31">Instalacja</text:p>
      <text:p text:style-name="P2"><text:span text:style-name="T59">Dołączenie Foundation do projektu Ruby On Rails polega na zainstalowaniu Gema o nazwie foundation-rails. </text:span><text:span text:style-name="T60">Następnie przeprowadzeniu automatycznej instalacji za pomocą polecenia </text:span><text:span text:style-name="Source_20_Text"><text:span text:style-name="T17">„</text:span></text:span><text:span text:style-name="Source_20_Text"><text:span text:style-name="T47">$ rails g foundation:install</text:span></text:span><text:span text:style-name="Source_20_Text"><text:span text:style-name="T17">”, </text:span></text:span><text:span text:style-name="Source_20_Text"><text:span text:style-name="T18">dodaniu odpowiednich zapisów w plikach kaskadowych arkuszy stylów oraz plikach skryptów JavaScript.</text:span></text:span></text:p>
      <text:p text:style-name="P1"><text:span text:style-name="Source_20_Text"><text:span text:style-name="T18"/></text:span></text:p>
      <text:p text:style-name="P2"><text:span text:style-name="Source_20_Text"><text:span text:style-name="T41">Wykorzystanie</text:span></text:span></text:p>
      <text:p text:style-name="P2"><text:span text:style-name="Source_20_Text"><text:span text:style-name="T18">Podczas budowy </text:span></text:span><text:span text:style-name="Source_20_Text"><text:span text:style-name="T19">całego systemu zarządzania treścią strony internetowej korzystałem z bogatej biblioteki komponentów jaką oferuje framework Foundation. Każda zaimplementowana tabela otrzymała klasę „</text:span></text:span><text:span text:style-name="Source_20_Text"><text:span text:style-name="T48">stack”</text:span></text:span><text:span text:style-name="Source_20_Text"><text:span text:style-name="T20">, która </text:span></text:span><text:span text:style-name="Source_20_Text"><text:span text:style-name="T21">odpowiedzialna jest za wyświetlanie tabeli w mobilnym widoku jako stos kolumn, </text:span></text:span><text:span text:style-name="Source_20_Text"><text:span text:style-name="T24">wiersze tabeli wyświetlane są na przemian </text:span></text:span><text:span text:style-name="Source_20_Text"><text:span text:style-name="T25">kolor biały </text:span></text:span><text:span text:style-name="Source_20_Text"><text:span text:style-name="T24">z kolorem grafitowym, tę funkcję również <text:s/>zawdzięczamy Foundation. </text:span></text:span><text:span text:style-name="Source_20_Text"><text:span text:style-name="T21">Wszystkie odnośniki posiadają klasę „</text:span></text:span><text:span text:style-name="Source_20_Text"><text:span text:style-name="T49">button”</text:span></text:span><text:span text:style-name="Source_20_Text"><text:span text:style-name="T21"> co pozwala na wyświetlania każdego odnośnika w formie prostokątnego z ostrymi rogami przycisku. </text:span></text:span><text:span text:style-name="Source_20_Text"><text:span text:style-name="T22">Jednakże wszystkie odnośniki nie są przyciskami o tej samej wielkości, odnośniki zawarte w tabeli mają dodatkową klasę „</text:span></text:span><text:span text:style-name="Source_20_Text"><text:span text:style-name="T50">tiny</text:span></text:span><text:span text:style-name="Source_20_Text"><text:span text:style-name="T22">”, dzięki której przycisk staję bardzo mały i w elegancki sposób wkomponowuje się w wiersze tabeli. </text:span></text:span><text:span text:style-name="Source_20_Text"><text:span text:style-name="T23">Również do nawigacji po stronicowaniu wykorzystano metodę renderowania w stylu Foundation. </text:span></text:span><text:span text:style-name="Source_20_Text"><text:span text:style-name="T24">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51">callout</text:span></text:span><text:span text:style-name="Source_20_Text"><text:span text:style-name="T24">”, która powoduje wyświetlanie treści na białym eleganckim prostokącie z ostrymi rogami. </text:span></text:span><text:span text:style-name="Source_20_Text"><text:span text:style-name="T26">Strona główna została podzielona za pomocą siatki znaczników div na kilka sekcji. </text:span></text:span><text:span text:style-name="Source_20_Text"><text:span text:style-name="T27">Formularze wprowadzania danych wykorzystują klasę div „</text:span></text:span><text:span text:style-name="Source_20_Text"><text:span text:style-name="T52">input-group</text:span></text:span><text:span text:style-name="Source_20_Text"><text:span text:style-name="T27">”, która pozwala na wyświetlanie etykiety pola i samego w jednej linii oszczędzając miejsce i prezentując stronę jeszcze bardziej czytelniejszą. </text:span></text:span></text:p>
      <text:p text:style-name="P2"><text:span text:style-name="Source_20_Text"><text:span text:style-name="T27"/></text:span></text:p>
      <text:p text:style-name="P10"><text:span text:style-name="Source_20_Text"><text:span text:style-name="T45">Ikony</text:span></text:span></text:p>
      <text:p text:style-name="P11"><text:span text:style-name="Source_20_Text"><text:span text:style-name="T40">Bardzo ciekawą funkcjonalnością frameworku Foundation jest możliwość dodawania ikon w kodzie strony. Polega to na zainstalowaniu Gemu o nazwie Foundation Icon Fonts on SASS for Rails \cite{icons}, potrzebne do tego będzie dodanie wpisu do pliku Gemfile, dodania linii kodu do pliku \texttt{application.css.scss} znajdującego się w katalogu \texttt{app/assets/stylesheets/}:</text:span></text:span><text:span text:style-name="Source_20_Text"><text:span text:style-name="T39"> @import 'foundation-icons';. Na koniec w celu wyświetlenia ikony na stronie należy dodać kod, którego wynikiem będzie ikona kalendarza wielkości 24 punktów: &lt;font size="24"&gt;&lt;i class="fi-calendar"&gt;&lt;/i&gt;&lt;/font&gt;.</text:span></text:span></text:p>
      <text:p text:style-name="P83"><text:span text:style-name="Source_20_Text"><text:span text:style-name="T42">CarrierWave, Cloudinary, CKEditor</text:span></text:span></text:p>
      <text:p text:style-name="P3"><text:span text:style-name="Source_20_Text"><text:span text:style-name="T28"/></text:span></text:p>
      <text:p text:style-name="P3"><text:span text:style-name="Source_20_Text"><text:span text:style-name="T42">CarrierWave </text:span></text:span><text:span text:style-name="Source_20_Text"><text:span text:style-name="T44">i</text:span></text:span><text:span text:style-name="Source_20_Text"><text:span text:style-name="T42"> Cloudinary</text:span></text:span></text:p>
      <text:p text:style-name="P8"><text:span text:style-name="Source_20_Text"><text:span text:style-name="T28">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5">dodatkowo o tej samej nazwie istnieje Gem, który obsługują </text:span></text:span><text:span text:style-name="Source_20_Text"><text:span text:style-name="T37">całą</text:span></text:span><text:span text:style-name="Source_20_Text"><text:span text:style-name="T35"> tę </text:span></text:span><text:span text:style-name="Source_20_Text"><text:span text:style-name="T37">funkcjonalność</text:span></text:span><text:span text:style-name="Source_20_Text"><text:span text:style-name="T35"> z poziomu aplikacji Ruby. </text:span></text:span><text:span text:style-name="Source_20_Text"><text:span text:style-name="T28">Oba rozwiązania są ze ściśle sobą powiązane, ale mogą też działać samodzielnie. </text:span></text:span><text:span text:style-name="Source_20_Text"><text:span text:style-name="T35">Gem</text:span></text:span><text:span text:style-name="Source_20_Text"><text:span text:style-name="T36">y</text:span></text:span><text:span text:style-name="Source_20_Text"><text:span text:style-name="T35"> udostępnion</text:span></text:span><text:span text:style-name="Source_20_Text"><text:span text:style-name="T36">e</text:span></text:span><text:span text:style-name="Source_20_Text"><text:span text:style-name="T35"> </text:span></text:span><text:span text:style-name="Source_20_Text"><text:span text:style-name="T36">są</text:span></text:span><text:span text:style-name="Source_20_Text"><text:span text:style-name="T35"> na licencji MIT License. </text:span></text:span></text:p>
      <text:p text:style-name="P3"><text:span text:style-name="Source_20_Text"><text:span text:style-name="T28"/></text:span></text:p>
      <text:p text:style-name="P6"><text:span text:style-name="Source_20_Text"><text:span text:style-name="T28">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29">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0">Do każdego z plików uploadera, których należy dodać </text:span></text:span><text:span text:style-name="Source_20_Text"><text:span text:style-name="T31">dwie</text:span></text:span><text:span text:style-name="Source_20_Text"><text:span text:style-name="T30"> lini</text:span></text:span><text:span text:style-name="Source_20_Text"><text:span text:style-name="T31">e</text:span></text:span><text:span text:style-name="Source_20_Text"><text:span text:style-name="T30"> </text:span></text:span><text:span text:style-name="Source_20_Text"><text:span text:style-name="T31">include CarrierWave::Rmagick, include Cloudinary::CarrierWave. </text:span></text:span><text:span text:style-name="Source_20_Text"><text:span text:style-name="T32">W celu zachowania porządku na serwerze usługi Cloudinary w każdym pliku możemy dodać linię oznaczjacą tagiem każdy załadowany przez nas plik: process :tags =&gt; ['ckeditor_attachment']. </text:span></text:span><text:span text:style-name="Source_20_Text"><text:span text:style-name="T33">Aby wyświetlić załadowany plik, na przykład obrazek należy dodać linię o treści: &lt;%= image_tag @article.image.url if @article.image? %&gt;.</text:span></text:span></text:p>
      <text:p text:style-name="P4"><text:span text:style-name="Source_20_Text"><text:span text:style-name="T32"/></text:span></text:p>
      <text:p text:style-name="P5"><text:span text:style-name="Source_20_Text"><text:span text:style-name="T43">CKEditor</text:span></text:span></text:p>
      <text:p text:style-name="P7"><text:span text:style-name="Source_20_Text"><text:span text:style-name="T34">CKEditor jest edytorem WYSIWYG, </text:span></text:span><text:span text:style-name="Source_20_Text"><text:span text:style-name="T35">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5"/></text:span></text:p>
      <text:p text:style-name="P9"><text:span text:style-name="Source_20_Text"><text:span text:style-name="T38">W celu instalacji należy dodać gem do pliku gemfile. W drugim kroku dodać do pliku config/initializers/ckeditor.rb linie: </text:span></text:span></text:p>
      <text:p text:style-name="P64">\begin{lstlisting}[language=ruby]</text:p>
      <text:p text:style-name="P65">Ckeditor.setup do |config|</text:p>
      <text:p text:style-name="P65"><text:s text:c="2"/># //cdn.ckeditor.com/&lt;version.number&gt;/&lt;distribution&gt;/ckeditor.js</text:p>
      <text:p text:style-name="P65"><text:s text:c="2"/>config.cdn_url = "//cdn.ckeditor.com/4.6.1/basic/ckeditor.js"</text:p>
      <text:p text:style-name="P65">end</text:p>
      <text:p text:style-name="P64">\end{lstlisting}</text:p>
      <text:p text:style-name="P66">Następnie w pliku /app/views/layouts/application.html.erb linię o następującej treści:</text:p>
      <text:p text:style-name="P64">\begin{lstlisting}[language=html]</text:p>
      <text:p text:style-name="P66">&lt;%= javascript_include_tag "//www.google.com/jsapi", "chartkick" %&gt;</text:p>
      <text:p text:style-name="P64">\end{lstlisting}</text:p>
      <text:p text:style-name="P67">W miejscu, w którym chcemy użyć ten komponent dodajemy linię o treści:</text:p>
      <text:p text:style-name="P64">\begin{lstlisting}[language=html]</text:p>
      <text:p text:style-name="P67">&lt;%= f.cktext_area :content, placeholder:"Content" %&gt;</text:p>
      <text:p text:style-name="P64">\end{lstlisting}</text:p>
      <text:p text:style-name="P68">Rozwiązanie to ściśle współpracuje z przedstawionym wyżej rozwiązaniem publikacji załączników, na przykładzie artykułów, możemy nie tylko dodać główn<text:span text:style-name="T54">ą</text:span> ilustrację <text:span text:style-name="T54">publikacji, ale także za pomocą CKEditora dodać kilka innych załączników, nie tylko obrazków, które także znajdą się na serwerze usługi Cloudinary. </text:span></text:p>
      <text:p text:style-name="P91"><text:span text:style-name="T56">Prawn</text:span> </text:p>
      <text:p text:style-name="P69">Prawn jest gemem generującym pliki w formacie PDF. Udostępniano został na licencji GPL.</text:p>
      <text:p text:style-name="P69"/>
      <text:p text:style-name="P70">Aby zainstalować gem w naszym projekcie, należy go dodać do pliku Gemfile. W celu utworzenia plików PDF należy utworzyć klasę w kontrolerze, która będzie dziedziczyła z klas gemu:</text:p>
      <text:p text:style-name="P70">class ArticleOnePdf &lt; Prawn::Document</text:p>
      <text:p text:style-name="P71">Wykorzystanie Prawn umożliwia bardzo precyzyjne, pod względem rozmieszczania poszczególnych elementów, projektowanie dokumentów. <text:span text:style-name="T55">Do generowanych dokumentów możemy dodawać obrazy, tabelę <text:s/>i wiele innych elementów. Podczas generowania precyzujemy rozmiar oraz orientację strony. </text:span></text:p>
      <text:p text:style-name="P71"/>
      <text:p text:style-name="P32">Chartkick</text:p>
      <text:p text:style-name="P72">Chartkick jest gemem, który z pewnością wzbogaci wizualnie każdy projekt w którym się znajdzie. <text:span text:style-name="T58">Głównym zadaniem gema jest generowanie wykresów.</text:span> <text:span text:style-name="T57">Pierwszy raz został opublikowany w 2013 i teraz udostępniany jest na licencji MIT License. </text:span></text:p>
      <text:p text:style-name="P72"/>
      <text:p text:style-name="P73">W celu zainstalowania gema należy dodać go do pliku Gemfile, następnie w pliku application.js dodać linię //= require chartkick, natomiast w pliku layouts/application.html.erb dodać linię <text:span text:style-name="T53">&lt;%= javascript_include_tag "https://www.gstatic.com/charts/loader.js" %&gt;.</text:span></text:p>
      <text:p text:style-name="P12"/>
      <text:p text:style-name="P12">Bardzo ciekawym wykresem jest wykres o nazwie „pie_chart”. Można go umieścić w przykładowy sposób:</text:p>
      <text:p text:style-name="P74">&lt;%= pie_chart Article.group(:title).sum(:visit) %&gt;</text:p>
      <text:p text:style-name="P74">Generuje on bardzo przejrzysty obrazek z wykresem. </text:p>
      <text:p text:style-name="P13"/>
      <text:p text:style-name="P21">reCAPTCHA</text:p>
      <text:p text:style-name="P14">W celu rozwiązania problemu zabezpieczenia systemu wdrożonych w ogólnodostępnej sieci Internet przed różnymi formami złośliwego oprogramowania, a szczególnie robotów spamujących za pomocą formularzy zawartych na stronach internetowych <text:span text:style-name="T61">wdrożyłem rozwiązanie o nazwie reCAPTCHA produkcji Google za pomocą Gemu o tej samej nazwie dystrybuowanego na licencji MIT license. </text:span></text:p>
      <text:p text:style-name="P14"/>
      <text:p text:style-name="P16">Instalacja polega na dodaniu wpisu do pliku Gemfile, zarejestrowaniu strony na serwerach Google w celu pobrania kodu strony i kodu sekretnego, które to należy dodać do pliku \config\initializers\recaptcha.rb. Następnie dodaniu <text:s/>&lt;%= recaptcha_tags %&gt; do formularza. Na koniec należy dodać do pliku kontrolera poniższy fragment kodu: </text:p>
      <text:p text:style-name="P15">if verify_recaptcha(model: @user) &amp;&amp; @user.save</text:p>
      <text:p text:style-name="P15"><text:s text:c="2"/>redirect_to @user</text:p>
      <text:p text:style-name="P15">else</text:p>
      <text:p text:style-name="P15"><text:s text:c="2"/>render 'new'</text:p>
      <text:p text:style-name="P15">end</text:p>
      <text:p text:style-name="P90">Devise</text:p>
      <text:p text:style-name="P20"><text:span text:style-name="T67">W celu organizacji uprawnień i dostępu elementów strony przez upoważnione osoby zaimplementowano obsługę użytkowników. Całość polega na tym, aby dodać do naszego projektu Gem Devise, </text:span><text:span text:style-name="T69">który jest udostępniony na licencji MIT license.</text:span><text:span text:style-name="T67"> Natomiast jego instalacja polega na dodaniu go do pliku Gemfile, następnie </text:span><text:span text:style-name="T68">użyciu generatora wbudowanego w Gem za pomocą polecenia powłoki:</text:span><text:span text:style-name="T70"> </text:span><text:span text:style-name="T71">$ rails generate devise:install. </text:span><text:span text:style-name="T72">Kolejnym krokiem jest wygenerowanie modelu za pomocą następnego polecenia powłoki: $ rails generate devise users. Na koniec instalacji należy wykonać migracje bazy danych.</text:span></text:p>
      <text:p text:style-name="P18"/>
      <text:p text:style-name="P19">W przypadku TrainCMS, na tym nie zakończyła się implementacja obsługi użytkowników. Wprowadzono uprawnienia administratora, polegało to na stworzeniu metody w kontrolerze użytkowników, która to modyfikuje pole w bazie danych. Następnie w miejscach do których ma mieć dostęp tylko administrator, dane pole jest sprawdzane pod kątem występowania twierdzenia, wówczas użytkownik otrzymuje dostęp. Stworzono dodatkową podstronę w panelu administratora w celu zarządzania użytkownikami, na tejże stronie możemy usunąć danego użytkownika, nadać mu uprawnienia administratora, przejść do edycji jego danych oraz przejść do formularza dodawania użytkowników. W tym miejscu należy wspomnieć o założenie, które twierdzi, że tylko administrator może dodawać użytkowników, nikt nie może się sam zarejestrować.</text:p>
      <text:p text:style-name="P18"/>
      <text:p text:style-name="P22">rQRcode i Prawn/QRCode</text:p>
      <text:p text:style-name="P97">Aby ułatwić promocj<text:span text:style-name="T73">ę</text:span> strony zaimplementowana została funkcjonalność generowania kodów QR, <text:span text:style-name="T73">w tym celu z pomocą przychodzi Gem </text:span><text:span text:style-name="T74">rQRcode </text:span><text:span text:style-name="T75">i </text:span><text:span text:style-name="T74">Prawn/QRCode. </text:span><text:span text:style-name="T79">Pierwszy Gem jest głównym silnikiem kodów QR w naszym projekcie, natomiast drugi Gem odpowiada za poprawne osadzanie kodu w dokumencie PDF. </text:span><text:span text:style-name="T76">Instalacja polega na dodaniu obu dodatków do pliku Gemfile. Następnie należy dodać do pliku app/helpers/application.rb linii require 'rqrcode'. </text:span><text:span text:style-name="T77">Generowanie kodu QR polega na wywołaniu w kodzie strony RQRCode::QRCode.new( ‘random text’ ).</text:span></text:p>
      <text:p text:style-name="P93"/>
      <text:p text:style-name="P98"><text:span text:style-name="T74">W systemie TrainCMS wszystkie kody QR prezentują odnośnik do strony artykułu. </text:span><text:span text:style-name="T78">Umieszczone one są na stronie wydruku oraz w pliku PDF z artykułem. </text:span></text:p>
      <text:p text:style-name="P94"/>
      <text:p text:style-name="P96">W celu wyświetlenia wygenerowanego kodu QR należy go skonwertować do formatu PNG poleceniem:</text:p>
      <text:p text:style-name="P82"><text:span text:style-name="T46">qr</text:span><text:span text:style-name="Source_20_Text"><text:span text:style-name="T46">image = qrcode.as_png. </text:span></text:span></text:p>
      <text:p text:style-name="P82"><text:span text:style-name="Source_20_Text"><text:span text:style-name="T46">Następnie wyświetleniu go na stronie za pomocą polecenia:</text:span></text:span></text:p>
      <text:p text:style-name="P82"><text:span text:style-name="Source_20_Text"><text:span text:style-name="T46">&lt;img src="&lt;%= @qrimage.to_data_url %&gt;" /&gt;</text:span></text:span></text:p>
      <text:p text:style-name="P95"/>
      <text:p text:style-name="P96">Wygenerowany kod QR.</text:p>
      <text:p text:style-name="P92">Zakończenie</text:p>
      <text:p text:style-name="P17">Podczas pracy nad projektem zrealizowałem wszystkie założone wcześniej cele, <text:span text:style-name="T64">jedynie </text:span>nie <text:span text:style-name="T64">udało się osiągnąć </text:span>pełnej responsywności w zakresie widoku kalendarza wydarzeń. Dzięki <text:span text:style-name="T64">temu</text:span> zyskałem duże doświadczenie w pracy nad średniej wielkości projektami informatycznymi. Do pracy wykorzystałem niemalże wszystkie nabyte w trakcie trwania studiów umiejętności. <text:span text:style-name="T65">Koncepcja na rozwój projektu obejmuje rozszerzenie funkcjonalności systemu o możliwość dodawania komponentów z biblioteki Polym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5-04T20:28:41.864977495</dc:date>
    <meta:editing-duration>PT8H17M51S</meta:editing-duration>
    <meta:editing-cycles>155</meta:editing-cycles>
    <meta:document-statistic meta:table-count="0" meta:image-count="0" meta:object-count="0" meta:page-count="11" meta:paragraph-count="118" meta:word-count="3457" meta:character-count="26766" meta:non-whitespace-character-count="23378"/>
  </office:meta>
</office:document-meta>
</file>